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margin-left="2.769cm" fo:margin-right="1.813cm" fo:text-indent="-0.018cm" style:auto-text-indent="false"/>
    </style:style>
    <style:style style:name="P2" style:family="paragraph" style:parent-style-name="Heading_20_3">
      <style:paragraph-properties fo:margin-left="0.466cm" fo:margin-right="1.813cm" fo:text-indent="2.286cm" style:auto-text-indent="false"/>
    </style:style>
    <style:style style:name="P3" style:family="paragraph" style:parent-style-name="Heading_20_2" style:master-page-name="Standard">
      <style:paragraph-properties fo:margin-top="0cm" fo:margin-bottom="0.51cm" loext:contextual-spacing="false" style:page-number="auto"/>
    </style:style>
    <style:style style:name="P4" style:family="paragraph" style:parent-style-name="Standard">
      <style:text-properties officeooo:rsid="00115152" officeooo:paragraph-rsid="00115152"/>
    </style:style>
    <style:style style:name="P5" style:family="paragraph" style:parent-style-name="Standard">
      <style:paragraph-properties fo:margin-left="2.769cm" fo:margin-right="2.69cm" fo:text-indent="-0.018cm" style:auto-text-indent="false"/>
    </style:style>
    <style:style style:name="P6" style:family="paragraph" style:parent-style-name="Standard" style:list-style-name="WWNum1">
      <style:paragraph-properties fo:margin-left="3.881cm" fo:margin-right="2.69cm" fo:margin-top="0cm" fo:margin-bottom="0cm" loext:contextual-spacing="false" fo:text-indent="-0.776cm" style:auto-text-indent="false"/>
    </style:style>
    <style:style style:name="P7" style:family="paragraph" style:parent-style-name="Standard" style:list-style-name="WWNum2">
      <style:paragraph-properties fo:margin-left="3.881cm" fo:margin-right="2.69cm" fo:margin-top="0cm" fo:margin-bottom="0cm" loext:contextual-spacing="false" fo:text-indent="-0.776cm" style:auto-text-indent="false"/>
    </style:style>
    <style:style style:name="P8" style:family="paragraph" style:parent-style-name="Standard" style:list-style-name="WWNum1">
      <style:paragraph-properties fo:margin-left="3.881cm" fo:margin-right="2.69cm" fo:text-indent="-0.776cm" style:auto-text-indent="false"/>
    </style:style>
    <style:style style:name="P9" style:family="paragraph" style:parent-style-name="Standard" style:list-style-name="WWNum2">
      <style:paragraph-properties fo:margin-left="3.881cm" fo:margin-right="2.69cm" fo:text-indent="-0.776cm" style:auto-text-indent="false"/>
    </style:style>
    <style:style style:name="P10" style:family="paragraph" style:parent-style-name="Standard">
      <style:paragraph-properties fo:margin-top="0cm" fo:margin-bottom="0.409cm" loext:contextual-spacing="false" fo:line-height="108%" fo:text-align="start" style:justify-single-word="false"/>
    </style:style>
    <style:style style:name="P11" style:family="paragraph" style:parent-style-name="Standard">
      <style:paragraph-properties fo:margin-left="3.104cm" fo:margin-right="0.993cm" fo:margin-top="0cm" fo:margin-bottom="0cm" loext:contextual-spacing="false" fo:line-height="207%" fo:text-indent="-0.353cm" style:auto-text-indent="false"/>
    </style:style>
    <style:style style:name="P12" style:family="paragraph" style:parent-style-name="Standard">
      <style:paragraph-properties fo:margin-left="4.022cm" fo:margin-right="0cm" fo:margin-top="0cm" fo:margin-bottom="1.914cm" loext:contextual-spacing="false" fo:line-height="108%" fo:text-align="start" style:justify-single-word="false" fo:text-indent="0cm" style:auto-text-indent="false"/>
    </style:style>
    <style:style style:name="P13" style:family="paragraph" style:parent-style-name="Standard">
      <style:paragraph-properties fo:margin-left="-0.009cm" fo:margin-right="2.69cm" fo:text-indent="-0.018cm" style:auto-text-indent="false"/>
    </style:style>
    <style:style style:name="P14" style:family="paragraph" style:parent-style-name="Standard">
      <style:paragraph-properties fo:margin-left="-0.009cm" fo:margin-right="0cm" fo:text-indent="-0.018cm" style:auto-text-indent="false"/>
    </style:style>
    <style:style style:name="P15" style:family="paragraph" style:parent-style-name="Standard">
      <style:paragraph-properties fo:margin-left="-0.009cm" fo:margin-right="0cm" fo:margin-top="0cm" fo:margin-bottom="0.409cm" loext:contextual-spacing="false" fo:line-height="108%" fo:text-align="start" style:justify-single-word="false" fo:text-indent="-0.018cm" style:auto-text-indent="false"/>
    </style:style>
    <style:style style:name="P16" style:family="paragraph" style:parent-style-name="Standard">
      <style:paragraph-properties fo:margin-left="-0.009cm" fo:margin-right="0cm" fo:margin-top="0cm" fo:margin-bottom="0.877cm" loext:contextual-spacing="false" fo:text-indent="-0.018cm" style:auto-text-indent="false"/>
    </style:style>
    <style:style style:name="P17" style:family="paragraph" style:parent-style-name="Standard" style:list-style-name="WWNum3">
      <style:paragraph-properties fo:margin-left="1.129cm" fo:margin-right="2.69cm" fo:margin-top="0cm" fo:margin-bottom="0cm" loext:contextual-spacing="false" fo:text-indent="-0.635cm" style:auto-text-indent="false"/>
    </style:style>
    <style:style style:name="P18" style:family="paragraph" style:parent-style-name="Standard" style:list-style-name="WWNum4">
      <style:paragraph-properties fo:margin-left="1.129cm" fo:margin-right="2.69cm" fo:margin-top="0cm" fo:margin-bottom="0cm" loext:contextual-spacing="false" fo:text-indent="-0.635cm" style:auto-text-indent="false"/>
    </style:style>
    <style:style style:name="P19" style:family="paragraph" style:parent-style-name="Standard" style:list-style-name="WWNum3">
      <style:paragraph-properties fo:margin-left="1.129cm" fo:margin-right="2.69cm" fo:text-indent="-0.635cm" style:auto-text-indent="false"/>
    </style:style>
    <style:style style:name="P20" style:family="paragraph" style:parent-style-name="Standard" style:list-style-name="WWNum4">
      <style:paragraph-properties fo:margin-left="1.129cm" fo:margin-right="2.69cm" fo:text-indent="-0.635cm" style:auto-text-indent="false"/>
    </style:style>
    <style:style style:name="P21" style:family="paragraph" style:parent-style-name="Standard">
      <style:paragraph-properties fo:margin-left="-0.009cm" fo:margin-right="0.002cm" fo:text-indent="-0.018cm" style:auto-text-indent="false"/>
    </style:style>
    <style:style style:name="P22" style:family="paragraph" style:parent-style-name="Standard">
      <style:paragraph-properties fo:margin-left="5.468cm" fo:margin-right="0cm" fo:margin-top="0cm" fo:margin-bottom="1.912cm" loext:contextual-spacing="false" fo:line-height="108%" fo:text-align="start" style:justify-single-word="false" fo:text-indent="0cm" style:auto-text-indent="false"/>
    </style:style>
    <style:style style:name="P23" style:family="paragraph" style:parent-style-name="Standard">
      <style:paragraph-properties fo:margin-left="-0.009cm" fo:margin-right="0.741cm" fo:margin-top="0cm" fo:margin-bottom="0cm" loext:contextual-spacing="false" fo:line-height="208%" fo:text-indent="-0.018cm" style:auto-text-indent="false"/>
    </style:style>
    <style:style style:name="P24" style:family="paragraph" style:parent-style-name="Standard">
      <style:paragraph-properties fo:margin-left="0cm" fo:margin-right="0.093cm" fo:margin-top="0cm" fo:margin-bottom="1.843cm" loext:contextual-spacing="false" fo:line-height="108%" fo:text-align="center" style:justify-single-word="false" fo:text-indent="0cm" style:auto-text-indent="false"/>
    </style:style>
    <style:style style:name="P25"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5.154cm" style:type="center"/>
          <style:tab-stop style:position="17.995cm" style:type="right"/>
        </style:tab-stops>
      </style:paragraph-properties>
    </style:style>
    <style:style style:name="P26" style:family="paragraph" style:parent-style-name="Standard">
      <style:paragraph-properties fo:margin-left="0cm" fo:margin-right="0cm" fo:margin-top="0cm" fo:margin-bottom="0.362cm" loext:contextual-spacing="false" fo:line-height="108%" fo:text-align="start" style:justify-single-word="false" fo:text-indent="0cm" style:auto-text-indent="false">
        <style:tab-stops>
          <style:tab-stop style:position="5.417cm" style:type="center"/>
          <style:tab-stop style:position="17.995cm" style:type="right"/>
        </style:tab-stops>
      </style:paragraph-properties>
    </style:style>
    <style:style style:name="P2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8" style:family="paragraph" style:parent-style-name="Standard">
      <style:paragraph-properties fo:margin-left="0cm" fo:margin-right="-0.624cm" fo:margin-top="0cm" fo:margin-bottom="0cm" loext:contextual-spacing="false" fo:line-height="108%" fo:text-align="end" style:justify-single-word="false" fo:text-indent="0cm" style:auto-text-indent="false"/>
    </style:style>
    <style:style style:name="P29" style:family="paragraph" style:parent-style-name="Standard">
      <style:paragraph-properties fo:margin-left="0cm" fo:margin-right="-0.624cm" fo:margin-top="0cm" fo:margin-bottom="0cm" loext:contextual-spacing="false" fo:line-height="108%" fo:text-align="center" style:justify-single-word="false" fo:text-indent="0cm" style:auto-text-indent="false"/>
    </style:style>
    <style:style style:name="P30" style:family="paragraph" style:parent-style-name="Heading_20_5">
      <style:paragraph-properties fo:margin-left="-0.009cm" fo:margin-right="0cm" fo:text-indent="-0.018cm" style:auto-text-indent="false"/>
    </style:style>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7"/>
    <style:style style:name="P34" style:family="paragraph" style:parent-style-name="List_20_Paragraph" style:list-style-name="WWNum9"/>
    <style:style style:name="P35" style:family="paragraph" style:parent-style-name="List_20_Paragraph" style:list-style-name="WWNum9">
      <style:text-properties officeooo:paragraph-rsid="0011ffe3"/>
    </style:style>
    <style:style style:name="P36" style:family="paragraph" style:parent-style-name="List_20_Paragraph" style:list-style-name="WWNum9">
      <style:text-properties officeooo:rsid="00115152" officeooo:paragraph-rsid="00115152"/>
    </style:style>
    <style:style style:name="T1" style:family="text">
      <style:text-properties fo:font-style="italic" style:font-style-asian="italic"/>
    </style:style>
    <style:style style:name="T2" style:family="text">
      <style:text-properties style:font-name="Arial" fo:font-weight="bold" style:font-name-asian="Arial1" style:font-weight-asian="bold" style:font-name-complex="Arial1"/>
    </style:style>
    <style:style style:name="T3" style:family="text">
      <style:text-properties style:font-name="Arial" fo:font-size="8pt" style:font-name-asian="Arial1" style:font-size-asian="8pt" style:font-name-complex="Arial1"/>
    </style:style>
    <style:style style:name="T4" style:family="text">
      <style:text-properties style:font-name="Arial" fo:font-size="12pt" fo:font-weight="bold" style:font-name-asian="Arial1" style:font-size-asian="12pt" style:font-weight-asian="bold" style:font-name-complex="Arial1"/>
    </style:style>
    <style:style style:name="T5" style:family="text">
      <style:text-properties style:font-name="Arial" fo:font-size="11pt" fo:font-weight="bold" style:font-name-asian="Arial1" style:font-size-asian="11pt" style:font-weight-asian="bold" style:font-name-complex="Arial1"/>
    </style:style>
    <style:style style:name="T6" style:family="text">
      <style:text-properties style:font-name="Arial" fo:font-size="7pt" style:font-name-asian="Arial1" style:font-size-asian="7pt" style:font-name-complex="Arial1"/>
    </style:style>
    <style:style style:name="T7" style:family="text">
      <style:text-properties style:font-name="Calibri" fo:font-size="11pt" style:font-name-asian="Calibri1" style:font-size-asian="11pt" style:font-name-complex="Calibri1"/>
    </style:style>
    <style:style style:name="T8" style:family="text">
      <style:text-properties officeooo:rsid="00115152"/>
    </style:style>
    <style:style style:name="T9" style:family="text">
      <style:text-properties officeooo:rsid="0011ff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4. Test plan</text:h>
      <text:h text:style-name="P1" text:outline-level="3">4.1 Purpose</text:h>
      <text:p text:style-name="Standard">Testavimo plano tikslai:</text:p>
      <text:list xml:id="list279249344" text:style-name="WWNum5">
        <text:list-item>
          <text:p text:style-name="P31">numatyti testavimo apimtį;</text:p>
        </text:list-item>
        <text:list-item>
          <text:p text:style-name="P31">numatyti testavimo veiklas, suplanuoti resursus joms atlikti;</text:p>
        </text:list-item>
        <text:list-item>
          <text:p text:style-name="P31">apsibrėžti testavimo veikloje dalyvaujančų asmenų roles ir atsakomybes;</text:p>
        </text:list-item>
        <text:list-item>
          <text:p text:style-name="P31">įsivertinti testavimo rizikas.</text:p>
        </text:list-item>
      </text:list>
      <text:h text:style-name="P2" text:outline-level="3">4.2 Outline</text:h>
      <text:list xml:id="list3287429987" text:style-name="WWNum6">
        <text:list-item>
          <text:p text:style-name="P32">Identifikatorius</text:p>
        </text:list-item>
        <text:list-item>
          <text:p text:style-name="P32">Įvadas;</text:p>
        </text:list-item>
        <text:list-item>
          <text:p text:style-name="P32"/>
        </text:list-item>
      </text:list>
      <text:p text:style-name="P5">A test plan shall have the following structure: </text:p>
      <text:list xml:id="list3727554045" text:style-name="WWNum1">
        <text:list-item>
          <text:p text:style-name="P6">Test plan identifier;</text:p>
        </text:list-item>
        <text:list-item>
          <text:p text:style-name="P6">Introduction;</text:p>
        </text:list-item>
        <text:list-item>
          <text:p text:style-name="P6">Test items;</text:p>
        </text:list-item>
        <text:list-item>
          <text:p text:style-name="P6">Features to be tested;</text:p>
        </text:list-item>
        <text:list-item>
          <text:p text:style-name="P6">Features not to be tested;</text:p>
        </text:list-item>
        <text:list-item>
          <text:p text:style-name="P6">Approach;</text:p>
        </text:list-item>
        <text:list-item>
          <text:p text:style-name="P6">Item pass/fail criteria;</text:p>
        </text:list-item>
        <text:list-item>
          <text:p text:style-name="P6">Suspension criteria and resumption requirements;</text:p>
        </text:list-item>
        <text:list-item>
          <text:p text:style-name="P6">Test deliverables;</text:p>
        </text:list-item>
        <text:list-item>
          <text:p text:style-name="P6">Testing tasks;</text:p>
        </text:list-item>
        <text:list-item>
          <text:p text:style-name="P6">Environmental needs;</text:p>
        </text:list-item>
        <text:list-item>
          <text:p text:style-name="P6">Responsibilities;</text:p>
        </text:list-item>
        <text:list-item>
          <text:p text:style-name="P6">Staf ng and training needs;</text:p>
        </text:list-item>
        <text:list-item>
          <text:p text:style-name="P6">Schedule;</text:p>
        </text:list-item>
        <text:list-item>
          <text:p text:style-name="P6">Risks and contingencies;</text:p>
        </text:list-item>
        <text:list-item>
          <text:p text:style-name="P8">Approvals.</text:p>
        </text:list-item>
      </text:list>
      <text:p text:style-name="Standard">The sections shall be ordered in the speci ed sequence. Additional sections may be included immediately prior to <text:span text:style-name="T1">Approvals.</text:span> If some or all of the content of a section is in another document, then a reference to that material may be listed in place of the corresponding content. The referenced material must be attached to the test plan or available to users of the plan.</text:p>
      <text:p text:style-name="P5">Details on the content of each section are contained in the following subclauses.</text:p>
      <text:p text:style-name="P10"><text:span text:style-name="T2">4.2.1 Identifikatorius</text:span></text:p>
      <text:p text:style-name="P5">Specify the unique identi er assigned to this test plan.</text:p>
      <text:h text:style-name="Heading_20_5" text:outline-level="5">4.2.2 Įvadas</text:h>
      <text:p text:style-name="Standard">Pagal šį planą bus testuojamas studentų apskaitos posistemis, kuris numatytas .... plane. Bus testuojamos tokios funkcijos:</text:p>
      <text:list xml:id="list98012649" text:style-name="WWNum7">
        <text:list-item>
          <text:p text:style-name="P33">Studento duomenų įvedimo funkcijas;</text:p>
        </text:list-item>
        <text:list-item>
          <text:p text:style-name="P33">Ataskaitų generavimas;</text:p>
        </text:list-item>
        <text:list-item>
          <text:p text:style-name="P33">...</text:p>
        </text:list-item>
      </text:list>
      <text:p text:style-name="Standard"><text:soft-page-break/>Veikimo testavimas:</text:p>
      <text:p text:style-name="Standard"><text:bookmark text:name="_GoBack"/></text:p>
      <text:p text:style-name="Standard">Streso testavimas:</text:p>
      <text:list xml:id="list806284813" text:style-name="WWNum9">
        <text:list-item>
          <text:p text:style-name="P34">Labai didelis studentų skaičius;</text:p>
        </text:list-item>
        <text:list-item>
          <text:p text:style-name="P34"/>
        </text:list-item>
      </text:list>
      <text:p text:style-name="P4">Apkrovos testavimas:</text:p>
      <text:list xml:id="list130024083738070" text:continue-numbering="true" text:style-name="WWNum9">
        <text:list-item>
          <text:p text:style-name="P36">Testuojama palaipsniui</text:p>
        </text:list-item>
      </text:list>
      <text:p text:style-name="Standard">Regresijos testavimas:</text:p>
      <text:list xml:id="list130024819562023" text:continue-numbering="true" text:style-name="WWNum9">
        <text:list-item>
          <text:p text:style-name="P35">Studento duomenų įvedimo funkcij<text:span text:style-name="T9">os regresijos testavimas</text:span></text:p>
        </text:list-item>
        <text:list-item>
          <text:p text:style-name="P35"/>
        </text:list-item>
      </text:list>
      <text:p text:style-name="Standard">Integracinis testavimas:</text:p>
      <text:list xml:id="list130025210330412" text:continue-numbering="true" text:style-name="WWNum9">
        <text:list-item>
          <text:p text:style-name="P36">Išorinė integracija su fizinių asmenų registru</text:p>
        </text:list-item>
        <text:list-item>
          <text:p text:style-name="P36">Vidinė integracija su finansų apskaitos komponentu</text:p>
        </text:list-item>
      </text:list>
      <text:p text:style-name="Standard"/>
      <text:p text:style-name="Standard">Summarize the software items and software features to be tested. The need for each item and its history may be included.</text:p>
      <text:p text:style-name="P11">References to the following documents, when they exist, are required in the highest level test plan: </text:p>
      <text:p text:style-name="P11">a)<text:tab/>Project authorization;</text:p>
      <text:list xml:id="list3063068272" text:style-name="WWNum2">
        <text:list-item>
          <text:p text:style-name="P7">Project plan;</text:p>
        </text:list-item>
        <text:list-item>
          <text:p text:style-name="P7">Quality assurance plan;</text:p>
        </text:list-item>
        <text:list-item>
          <text:p text:style-name="P7">Con guration management plan;</text:p>
        </text:list-item>
        <text:list-item>
          <text:p text:style-name="P7">Relevant policies;</text:p>
        </text:list-item>
        <text:list-item>
          <text:p text:style-name="P9">Relevant standards.</text:p>
        </text:list-item>
      </text:list>
      <text:p text:style-name="P12"><text:span text:style-name="T3"><text:s/></text:span><text:s/><text:span text:style-name="T3"><text:s/></text:span><text:s/><text:span text:style-name="T2"><text:s/></text:span><text:s/><text:span text:style-name="T2"><text:s/></text:span><text:s/><text:span text:style-name="T2"><text:s/></text:span><text:s/><text:span text:style-name="T2"><text:s/></text:span><text:s/><text:span text:style-name="T2"><text:s/></text:span><text:s/><text:span text:style-name="T2"><text:s/></text:span><text:s/></text:p>
      <text:p text:style-name="P13">In multilevel test plans, each lower-level plan must reference the next higher-level plan.</text:p>
      <text:h text:style-name="P30" text:outline-level="5">4.2.3 Test items</text:h>
      <text:p text:style-name="P14">Identify the test items including their version/revision level. Also specify characteristics of their transmittal media that impact hardware requirements or indicate the need for logical or physical transformations before testing can begin (e.g., programs must be transferred from tape to disk).</text:p>
      <text:p text:style-name="P13">Supply references to the following test item documentation, if it exists:</text:p>
      <text:list xml:id="list186717543" text:style-name="WWNum3">
        <text:list-item>
          <text:p text:style-name="P17"><text:soft-page-break/>Requirements speci cation;</text:p>
        </text:list-item>
        <text:list-item>
          <text:p text:style-name="P17">Design speci cation;</text:p>
        </text:list-item>
        <text:list-item>
          <text:p text:style-name="P17">Users guide;</text:p>
        </text:list-item>
        <text:list-item>
          <text:p text:style-name="P17">Operations guide;</text:p>
        </text:list-item>
        <text:list-item>
          <text:p text:style-name="P19">Installation guide.</text:p>
        </text:list-item>
      </text:list>
      <text:p text:style-name="P13">Reference any incident reports relating to the test items.</text:p>
      <text:p text:style-name="P13">Items that are to be speci cally excluded from testing may be identi ed.</text:p>
      <text:h text:style-name="P30" text:outline-level="5">4.2.4 Features to be tested</text:h>
      <text:p text:style-name="P14">Identify all software features and combinations of software features to be tested. Identify the test design speci cation associated with each feature and each combination of features.</text:p>
      <text:p text:style-name="P15"><text:span text:style-name="T2">4.2.5 Features not to be tested</text:span></text:p>
      <text:p text:style-name="P14">Identify all features and signi cant combinations of features that will not be tested and the reasons.</text:p>
      <text:h text:style-name="P30" text:outline-level="5">4.2.6 Approach</text:h>
      <text:p text:style-name="P14">Describe the overall approach to testing. For each major group of features or feature combinations, specify the approach that will ensure that these feature groups are adequately tested. Specify the major activities, techniques, and tools that are used to test the designated groups of features.</text:p>
      <text:p text:style-name="P14">The approach should be described in suf cient detail to permit identi cation of the major testing tasks and estimation of the time required to do each one.</text:p>
      <text:p text:style-name="P21">Specify the minimum degree of comprehensiveness desired. Identify the techniques that will be used to judge the comprehensiveness of the testing effort (e.g., determining which statements have been executed at least once). Specify any additional completion criteria (e.g., error frequency). The techniques to be used to trace requirements should be speci ed.</text:p>
      <text:p text:style-name="P14">Identify signi cant constraints on testing such as test item availability, testing resource availability, and deadlines.</text:p>
      <text:p text:style-name="P15"><text:span text:style-name="T2">4.2.7 Item pass/fail criteria</text:span></text:p>
      <text:p text:style-name="P14">Specify the criteria to be used to determine whether each test item has passed or failed testing.</text:p>
      <text:h text:style-name="P30" text:outline-level="5">4.2.8 Suspension criteria and resumption requirements</text:h>
      <text:p text:style-name="P14">Specify the criteria used to suspend all or a portion of the testing activity on the test items associated with this plan. Specify the testing activities that must be repeated, when testing is resumed.</text:p>
      <text:p text:style-name="P22"><text:span text:style-name="T3"><text:s/></text:span><text:s/><text:span text:style-name="T2"><text:s/></text:span><text:s/><text:span text:style-name="T2"><text:s/></text:span><text:s/><text:span text:style-name="T2"><text:s/></text:span><text:s/><text:span text:style-name="T2"><text:s/></text:span><text:s/><text:span text:style-name="T2"><text:s/></text:span><text:s/><text:span text:style-name="T2"><text:s/></text:span><text:s/></text:p>
      <text:h text:style-name="P30" text:outline-level="5">4.2.9 Test deliverables</text:h>
      <text:p text:style-name="P13">Identify the deliverable documents. The following documents should be included: </text:p>
      <text:list xml:id="list1420111097" text:style-name="WWNum4">
        <text:list-item>
          <text:p text:style-name="P18">Test plan;</text:p>
        </text:list-item>
        <text:list-item>
          <text:p text:style-name="P18">Test design speci cations;</text:p>
        </text:list-item>
        <text:list-item>
          <text:p text:style-name="P18"><text:soft-page-break/>Test case speci cations;</text:p>
        </text:list-item>
        <text:list-item>
          <text:p text:style-name="P18">Test procedure speci cations;</text:p>
        </text:list-item>
        <text:list-item>
          <text:p text:style-name="P18">Test item transmittal reports;</text:p>
        </text:list-item>
        <text:list-item>
          <text:p text:style-name="P18">Test logs;</text:p>
        </text:list-item>
        <text:list-item>
          <text:p text:style-name="P18">Test incident reports;</text:p>
        </text:list-item>
        <text:list-item>
          <text:p text:style-name="P20">Test summary reports.</text:p>
        </text:list-item>
      </text:list>
      <text:p text:style-name="P13">Test input data and test output data should be identi ed as deliverables.</text:p>
      <text:p text:style-name="P13">Test tools (e.g., module drivers and stubs) may also be included.</text:p>
      <text:h text:style-name="P30" text:outline-level="5">4.2.10 Testing tasks</text:h>
      <text:p text:style-name="P14">Identify the set of tasks necessary to prepare for and perform testing. Identify all intertask dependencies and any special skills required.</text:p>
      <text:h text:style-name="P30" text:outline-level="5">4.2.11 Environmental needs</text:h>
      <text:p text:style-name="P14">Specify both the necessary and desired properties of the test environment. This speci cation should contain the physical characteristics of the facilities including the hardware, the communications and system software, the mode of usage (e.g., stand-alone), and any other software or supplies needed to support the test. Also specify the level of security that must be provided for the test facilities, system software, and proprietary components such as software, data, and hardware.</text:p>
      <text:p text:style-name="P14">Identify special test tools needed. Identify any other testing needs (e.g., publications or of ce space). Identify the source for all needs that are not currently available to the test group.</text:p>
      <text:h text:style-name="P30" text:outline-level="5">4.2.12 Responsibilities</text:h>
      <text:p text:style-name="P21">Identify the groups responsible for managing, designing, preparing, executing, witnessing, checking, and resolving. In addition, identify the groups responsible for providing the test items identi ed in 4.2.3 and the environmental needs identi ed in 4.2.11.</text:p>
      <text:p text:style-name="P14">These groups may include the developers, testers, operations staff, user representatives, technical support staff, data administration staff, and quality support staff.</text:p>
      <text:h text:style-name="P30" text:outline-level="5">4.2.13 Staf ng and training needs</text:h>
      <text:p text:style-name="P23">Specify test staf ng needs by skill level. Identify training options for providing necessary skills. <text:span text:style-name="T2">4.2.14 Schedule</text:span></text:p>
      <text:p text:style-name="P14">Include test milestones identi ed in the software project schedule as well as all item transmittal events.</text:p>
      <text:p text:style-name="P14">De ne any additional test milestones needed. Estimate the time required to do each testing task. Specify the schedule for each testing task and test milestone. For each testing resource (i.e., facilities, tools, and staff), specify its periods of use.</text:p>
      <text:p text:style-name="P24"><text:span text:style-name="T3"><text:s/></text:span><text:s/><text:span text:style-name="T3"><text:s/></text:span><text:span text:style-name="T2"><text:s/></text:span><text:s/><text:span text:style-name="T2"><text:s/></text:span><text:s/><text:span text:style-name="T4"><text:s/></text:span><text:span text:style-name="T5"><text:s/></text:span><text:s/><text:span text:style-name="T5"><text:s/></text:span><text:s/><text:span text:style-name="T2"><text:s/></text:span><text:s/><text:span text:style-name="T2"><text:s/></text:span><text:s/><text:span text:style-name="T2"><text:s/></text:span><text:s/></text:p>
      <text:h text:style-name="P30" text:outline-level="5">4.2.15 Risks and contingencies</text:h>
      <text:p text:style-name="P14">Identify the high-risk assumptions of the test plan. Specify contingency plans for each (e.g., delayed delivery of test items might require increased night shift scheduling to meet the delivery date).</text:p>
      <text:h text:style-name="P30" text:outline-level="5"><text:soft-page-break/>4.2.16 Approvals</text:h>
      <text:p text:style-name="P16">Specify the names and titles of all persons who must approve this plan. Provide space for the signatures and da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Calibri" fo:font-size="10pt" fo:language="lt" fo:country="L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769cm" fo:margin-right="0cm" fo:margin-top="0cm" fo:margin-bottom="0.404cm" loext:contextual-spacing="false" fo:line-height="108%" fo:text-align="justify" style:justify-single-word="false" fo:orphans="2" fo:widows="2" fo:text-indent="-0.018cm" style:auto-text-indent="false" style:writing-mode="lr-tb"/>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lt" style:country-asian="L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2.769cm" fo:margin-right="0cm" fo:margin-top="0cm" fo:margin-bottom="0.347cm" loext:contextual-spacing="false" fo:text-align="start" style:justify-single-word="false" fo:keep-together="always" fo:orphans="2" fo:widows="2" fo:text-indent="-0.018cm" style:auto-text-indent="false" fo:keep-with-next="always" style:writing-mode="lr-tb"/>
      <style:text-properties fo:color="#000000" style:font-name="Arial" fo:font-family="Arial" style:font-family-generic="roman" style:font-pitch="variable" fo:font-size="12pt" fo:font-weight="bold" style:font-name-asian="Arial1" style:font-family-asian="Arial" style:font-family-generic-asian="system" style:font-pitch-asian="variable" style:font-size-asian="12pt" style:language-asian="lt" style:country-asian="LT"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2.769cm" fo:margin-right="0cm" fo:margin-top="0cm" fo:margin-bottom="0.388cm" loext:contextual-spacing="false" fo:line-height="105%" fo:text-align="start" style:justify-single-word="false" fo:keep-together="always" fo:orphans="2" fo:widows="2" fo:text-indent="-0.018cm" style:auto-text-indent="false" fo:keep-with-next="always" style:writing-mode="lr-tb"/>
      <style:text-properties fo:color="#000000" style:font-name="Arial" fo:font-family="Arial" style:font-family-generic="roman" style:font-pitch="variable" fo:font-weight="bold" style:font-name-asian="Arial1" style:font-family-asian="Arial" style:font-family-generic-asian="system" style:font-pitch-asian="variable" style:language-asian="lt" style:country-asian="LT" style:font-weight-asian="bold" style:font-name-complex="Arial1" style:font-family-complex="Ari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2.769cm" fo:margin-right="0cm" fo:margin-top="0cm" fo:margin-bottom="0.409cm" loext:contextual-spacing="false" fo:text-align="start" style:justify-single-word="false" fo:keep-together="always" fo:orphans="2" fo:widows="2" fo:text-indent="-0.018cm" style:auto-text-indent="false" fo:keep-with-next="always" style:writing-mode="lr-tb"/>
      <style:text-properties fo:color="#000000" style:font-name="Arial" fo:font-family="Arial" style:font-family-generic="roman" style:font-pitch="variable" fo:font-size="10pt" fo:font-weight="bold" style:font-name-asian="Arial1" style:font-family-asian="Arial" style:font-family-generic-asian="system" style:font-pitch-asian="variable" style:font-size-asian="10pt" style:language-asian="lt" style:country-asian="LT" style:font-weight-asian="bold"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04cm" loext:contextual-spacing="true" fo:text-indent="-0.018cm" style:auto-text-indent="fals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Arial" fo:font-family="Arial" style:font-family-generic="roman" style:font-pitch="variable" fo:font-size="12pt" fo:font-weight="bold" style:font-name-asian="Arial1" style:font-family-asian="Arial" style:font-family-generic-asian="system" style:font-pitch-asian="variable" style:font-size-asian="12pt" style:language-asian="lt" style:country-asian="LT" style:font-weight-asian="bold"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weight="bold" style:font-name-asian="Arial1" style:font-family-asian="Arial" style:font-family-generic-asian="system" style:font-pitch-asian="variable" style:language-asian="lt" style:country-asian="LT" style:font-weight-asian="bold" style:font-name-complex="Arial1" style:font-family-complex="Arial" style:font-family-generic-complex="system" style:font-pitch-complex="variable"/>
    </style:style>
    <style:style style:name="Heading_20_5_20_Char" style:display-name="Heading 5 Char" style:family="text" style:parent-style-name="Default_20_Paragraph_20_Font">
      <style:text-properties fo:color="#000000" style:font-name="Arial" fo:font-family="Arial" style:font-family-generic="roman" style:font-pitch="variable" fo:font-size="10pt" fo:font-weight="bold" style:font-name-asian="Arial1" style:font-family-asian="Arial" style:font-family-generic-asian="system" style:font-pitch-asian="variable" style:font-size-asian="10pt" style:language-asian="lt" style:country-asian="LT" style:font-weight-asian="bold" style:font-name-complex="Arial1"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0" style:display-name="ListLabel 10"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1" style:display-name="ListLabel 11"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2" style:display-name="ListLabel 12"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3" style:display-name="ListLabel 13"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4" style:display-name="ListLabel 14"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5" style:display-name="ListLabel 15"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6" style:display-name="ListLabel 16"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7" style:display-name="ListLabel 17"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8" style:display-name="ListLabel 18"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19" style:display-name="ListLabel 19"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8" style:display-name="ListLabel 28"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margin-left="3.881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2.258cm"/>
        </style:list-level-properties>
      </text:list-level-style-number>
      <text:list-level-style-number text:level="3" text:style-name="ListLabel_20_3" style:num-format="i">
        <style:list-level-properties text:list-level-position-and-space-mode="label-alignment">
          <style:list-level-label-alignment text:label-followed-by="listtab" fo:margin-left="3.528cm"/>
        </style:list-level-properties>
      </text:list-level-style-number>
      <text:list-level-style-number text:level="4" text:style-name="ListLabel_20_4" style:num-format="1">
        <style:list-level-properties text:list-level-position-and-space-mode="label-alignment">
          <style:list-level-label-alignment text:label-followed-by="listtab" fo:margin-left="4.798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6.068cm"/>
        </style:list-level-properties>
      </text:list-level-style-number>
      <text:list-level-style-number text:level="6" text:style-name="ListLabel_20_6" style:num-format="i">
        <style:list-level-properties text:list-level-position-and-space-mode="label-alignment">
          <style:list-level-label-alignment text:label-followed-by="listtab" fo:margin-left="7.338cm"/>
        </style:list-level-properties>
      </text:list-level-style-number>
      <text:list-level-style-number text:level="7" text:style-name="ListLabel_20_7" style:num-format="1">
        <style:list-level-properties text:list-level-position-and-space-mode="label-alignment">
          <style:list-level-label-alignment text:label-followed-by="listtab" fo:margin-left="8.608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9.878cm"/>
        </style:list-level-properties>
      </text:list-level-style-number>
      <text:list-level-style-number text:level="9" text:style-name="ListLabel_20_9" style:num-format="i">
        <style:list-level-properties text:list-level-position-and-space-mode="label-alignment">
          <style:list-level-label-alignment text:label-followed-by="listtab"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3.881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margin-left="2.258cm"/>
        </style:list-level-properties>
      </text:list-level-style-number>
      <text:list-level-style-number text:level="3" text:style-name="ListLabel_20_12" style:num-format="i">
        <style:list-level-properties text:list-level-position-and-space-mode="label-alignment">
          <style:list-level-label-alignment text:label-followed-by="listtab" fo:margin-left="3.528cm"/>
        </style:list-level-properties>
      </text:list-level-style-number>
      <text:list-level-style-number text:level="4" text:style-name="ListLabel_20_13" style:num-format="1">
        <style:list-level-properties text:list-level-position-and-space-mode="label-alignment">
          <style:list-level-label-alignment text:label-followed-by="listtab" fo:margin-left="4.798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margin-left="6.068cm"/>
        </style:list-level-properties>
      </text:list-level-style-number>
      <text:list-level-style-number text:level="6" text:style-name="ListLabel_20_15" style:num-format="i">
        <style:list-level-properties text:list-level-position-and-space-mode="label-alignment">
          <style:list-level-label-alignment text:label-followed-by="listtab" fo:margin-left="7.338cm"/>
        </style:list-level-properties>
      </text:list-level-style-number>
      <text:list-level-style-number text:level="7" text:style-name="ListLabel_20_16" style:num-format="1">
        <style:list-level-properties text:list-level-position-and-space-mode="label-alignment">
          <style:list-level-label-alignment text:label-followed-by="listtab" fo:margin-left="8.608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margin-left="9.878cm"/>
        </style:list-level-properties>
      </text:list-level-style-number>
      <text:list-level-style-number text:level="9" text:style-name="ListLabel_20_18" style:num-format="i">
        <style:list-level-properties text:list-level-position-and-space-mode="label-alignment">
          <style:list-level-label-alignment text:label-followed-by="listtab"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margin-left="1.129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margin-left="2.258cm"/>
        </style:list-level-properties>
      </text:list-level-style-number>
      <text:list-level-style-number text:level="3" text:style-name="ListLabel_20_21" style:num-format="i">
        <style:list-level-properties text:list-level-position-and-space-mode="label-alignment">
          <style:list-level-label-alignment text:label-followed-by="listtab" fo:margin-left="3.528cm"/>
        </style:list-level-properties>
      </text:list-level-style-number>
      <text:list-level-style-number text:level="4" text:style-name="ListLabel_20_22" style:num-format="1">
        <style:list-level-properties text:list-level-position-and-space-mode="label-alignment">
          <style:list-level-label-alignment text:label-followed-by="listtab" fo:margin-left="4.798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margin-left="6.068cm"/>
        </style:list-level-properties>
      </text:list-level-style-number>
      <text:list-level-style-number text:level="6" text:style-name="ListLabel_20_24" style:num-format="i">
        <style:list-level-properties text:list-level-position-and-space-mode="label-alignment">
          <style:list-level-label-alignment text:label-followed-by="listtab" fo:margin-left="7.338cm"/>
        </style:list-level-properties>
      </text:list-level-style-number>
      <text:list-level-style-number text:level="7" text:style-name="ListLabel_20_25" style:num-format="1">
        <style:list-level-properties text:list-level-position-and-space-mode="label-alignment">
          <style:list-level-label-alignment text:label-followed-by="listtab" fo:margin-left="8.608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margin-left="9.878cm"/>
        </style:list-level-properties>
      </text:list-level-style-number>
      <text:list-level-style-number text:level="9" text:style-name="ListLabel_20_27" style:num-format="i">
        <style:list-level-properties text:list-level-position-and-space-mode="label-alignment">
          <style:list-level-label-alignment text:label-followed-by="listtab"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margin-left="1.129cm"/>
        </style:list-level-properties>
      </text:list-level-style-number>
      <text:list-level-style-number text:level="2" text:style-name="ListLabel_20_29" style:num-format="a" style:num-letter-sync="true">
        <style:list-level-properties text:list-level-position-and-space-mode="label-alignment">
          <style:list-level-label-alignment text:label-followed-by="listtab" fo:margin-left="2.258cm"/>
        </style:list-level-properties>
      </text:list-level-style-number>
      <text:list-level-style-number text:level="3" text:style-name="ListLabel_20_30" style:num-format="i">
        <style:list-level-properties text:list-level-position-and-space-mode="label-alignment">
          <style:list-level-label-alignment text:label-followed-by="listtab" fo:margin-left="3.528cm"/>
        </style:list-level-properties>
      </text:list-level-style-number>
      <text:list-level-style-number text:level="4" text:style-name="ListLabel_20_31" style:num-format="1">
        <style:list-level-properties text:list-level-position-and-space-mode="label-alignment">
          <style:list-level-label-alignment text:label-followed-by="listtab" fo:margin-left="4.798cm"/>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6.068cm"/>
        </style:list-level-properties>
      </text:list-level-style-number>
      <text:list-level-style-number text:level="6" text:style-name="ListLabel_20_33" style:num-format="i">
        <style:list-level-properties text:list-level-position-and-space-mode="label-alignment">
          <style:list-level-label-alignment text:label-followed-by="listtab" fo:margin-left="7.338cm"/>
        </style:list-level-properties>
      </text:list-level-style-number>
      <text:list-level-style-number text:level="7" text:style-name="ListLabel_20_34" style:num-format="1">
        <style:list-level-properties text:list-level-position-and-space-mode="label-alignment">
          <style:list-level-label-alignment text:label-followed-by="listtab" fo:margin-left="8.608cm"/>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9.878cm"/>
        </style:list-level-properties>
      </text:list-level-style-number>
      <text:list-level-style-number text:level="9" text:style-name="ListLabel_20_36" style:num-format="i">
        <style:list-level-properties text:list-level-position-and-space-mode="label-alignment">
          <style:list-level-label-alignment text:label-followed-by="listtab"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4.022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5.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9.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2.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4.02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5.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9.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2.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4.022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5.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9.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4.022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5.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9.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2.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4.022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5.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9.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5.154cm" style:type="center"/>
          <style:tab-stop style:position="17.995cm" style:type="right"/>
        </style:tab-stops>
      </style:paragraph-properties>
    </style:style>
    <style:style style:name="MP2" style:family="paragraph" style:parent-style-name="Standard">
      <style:paragraph-properties fo:margin-left="0cm" fo:margin-right="0cm" fo:margin-top="0cm" fo:margin-bottom="0.362cm" loext:contextual-spacing="false" fo:line-height="108%" fo:text-align="start" style:justify-single-word="false" fo:text-indent="0cm" style:auto-text-indent="false">
        <style:tab-stops>
          <style:tab-stop style:position="5.417cm" style:type="center"/>
          <style:tab-stop style:position="17.995cm" style:type="right"/>
        </style:tab-stops>
      </style:paragraph-properties>
    </style:style>
    <style:style style:name="MP3" style:family="paragraph" style:parent-style-name="Standard">
      <style:paragraph-properties fo:margin-left="0cm" fo:margin-right="-0.624cm" fo:margin-top="0cm" fo:margin-bottom="0cm" loext:contextual-spacing="false" fo:line-height="108%" fo:text-align="end"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P5" style:family="paragraph" style:parent-style-name="Standard">
      <style:paragraph-properties fo:margin-left="0cm" fo:margin-right="-0.624cm" fo:margin-top="0cm" fo:margin-bottom="0cm" loext:contextual-spacing="false" fo:line-height="108%" fo:text-align="center" style:justify-single-word="false" fo:text-indent="0cm" style:auto-text-indent="false"/>
    </style:style>
    <style:style style:name="MT1" style:family="text">
      <style:text-properties style:font-name="Calibri" fo:font-size="11pt" style:font-name-asian="Calibri1" style:font-size-asian="11pt" style:font-name-complex="Calibri1"/>
    </style:style>
    <style:style style:name="MT2" style:family="text">
      <style:text-properties style:font-name="Arial" fo:font-size="8pt" style:font-name-asian="Arial1" style:font-size-asian="8pt" style:font-name-complex="Arial1"/>
    </style:style>
    <style:style style:name="MT3" style:family="text">
      <style:text-properties style:font-name="Arial" fo:font-size="7pt" style:font-name-asian="Arial1" style:font-size-asian="7pt" style:font-name-complex="Arial1"/>
    </style:style>
    <style:page-layout style:name="Mpm1">
      <style:page-layout-properties fo:page-width="21.001cm" fo:page-height="29.7cm" style:num-format="1" style:print-orientation="portrait" fo:margin-top="1cm" fo:margin-bottom="1cm" fo:margin-left="3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text:tab/></text:span><text:span text:style-name="MT2">Copyright ' 1998 IEEE. All rights reserved.<text:tab/></text:span><text:page-number text:select-page="current">5</text:page-number></text:p>
        <text:p text:style-name="MP3"><text:span text:style-name="MT3">Authorized licensed use limited to: KING SAUD UNIVERSITY. Downloaded on October 05,2010 at 20:58:24 UTC from IEEE Xplore. <text:s/>Restrictions apply. </text:span></text:p>
      </style:footer>
    </style:master-page>
    <style:master-page style:name="First_20_Page" style:display-name="First Page" style:page-layout-name="Mpm2" style:next-style-name="Standard">
      <style:header>
        <text:p text:style-name="MP4"/>
      </style:header>
      <style:footer>
        <text:p text:style-name="MP5"><text:span text:style-name="MT3"><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ividas</meta:initial-creator>
    <meta:editing-cycles>5</meta:editing-cycles>
    <meta:creation-date>2018-10-19T10:25:00</meta:creation-date>
    <dc:date>2018-10-26T13:00:23.661205149</dc:date>
    <meta:editing-duration>PT45M47S</meta:editing-duration>
    <meta:generator>LibreOffice/6.1.1.2$Linux_X86_64 LibreOffice_project/10$Build-2</meta:generator>
    <meta:document-statistic meta:table-count="0" meta:image-count="0" meta:object-count="0" meta:page-count="5" meta:paragraph-count="115" meta:word-count="1113" meta:character-count="7286" meta:non-whitespace-character-count="62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